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ndalus" svg:font-family="Andalu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officeooo:rsid="0000752e" officeooo:paragraph-rsid="0000752e" style:font-weight-asian="normal" style:font-weight-complex="normal"/>
    </style:style>
    <style:style style:name="P2" style:family="paragraph" style:parent-style-name="Standard">
      <style:text-properties style:font-name="Andalus" fo:font-size="12pt" fo:font-weight="normal" style:font-size-asian="12pt" style:font-weight-asian="normal" style:font-size-complex="12pt" style:font-weight-complex="normal"/>
    </style:style>
    <style:style style:name="P3" style:family="paragraph" style:parent-style-name="Standard">
      <style:text-properties style:font-name="Andalus" fo:font-size="12pt" fo:font-weight="normal" officeooo:rsid="0000752e" officeooo:paragraph-rsid="0000752e" style:font-size-asian="12pt" style:font-weight-asian="normal" style:font-size-complex="12pt" style:font-weight-complex="normal"/>
    </style:style>
    <style:style style:name="P4" style:family="paragraph" style:parent-style-name="Standard">
      <style:text-properties style:font-name="Andalus" fo:font-size="12pt" fo:font-weight="normal" officeooo:rsid="0000752e" officeooo:paragraph-rsid="00021460" style:font-size-asian="12pt" style:font-weight-asian="normal" style:font-size-complex="12pt" style:font-weight-complex="normal"/>
    </style:style>
    <style:style style:name="P5" style:family="paragraph" style:parent-style-name="Standard">
      <style:text-properties style:font-name="Andalus" fo:font-size="12pt" fo:font-weight="normal" officeooo:rsid="0000752e" officeooo:paragraph-rsid="00052505" style:font-size-asian="12pt" style:font-weight-asian="normal" style:font-size-complex="12pt" style:font-weight-complex="normal"/>
    </style:style>
    <style:style style:name="P6" style:family="paragraph" style:parent-style-name="Standard">
      <style:text-properties style:font-name="Andalus" fo:font-size="12pt" fo:font-weight="normal" officeooo:rsid="000055e4" officeooo:paragraph-rsid="000055e4" style:font-size-asian="12pt" style:font-weight-asian="normal" style:font-size-complex="12pt" style:font-weight-complex="normal"/>
    </style:style>
    <style:style style:name="P7" style:family="paragraph" style:parent-style-name="Standard">
      <style:text-properties style:font-name="Andalus" fo:font-size="12pt" fo:font-weight="normal" officeooo:rsid="0005083f" officeooo:paragraph-rsid="0005083f" style:font-size-asian="12pt" style:font-weight-asian="normal" style:font-size-complex="12pt" style:font-weight-complex="normal"/>
    </style:style>
    <style:style style:name="P8" style:family="paragraph" style:parent-style-name="Text_20_body">
      <style:text-properties officeooo:rsid="000055e4" officeooo:paragraph-rsid="000055e4"/>
    </style:style>
    <style:style style:name="P9" style:family="paragraph" style:parent-style-name="Text_20_body">
      <style:text-properties style:font-name="Andalus" fo:font-size="12pt" fo:font-weight="normal" style:font-size-asian="12pt" style:font-weight-asian="normal" style:font-size-complex="12pt" style:font-weight-complex="normal"/>
    </style:style>
    <style:style style:name="P10" style:family="paragraph" style:parent-style-name="Text_20_body">
      <style:text-properties style:font-name="Andalus" fo:font-size="12pt" fo:font-weight="normal" officeooo:rsid="0000752e" officeooo:paragraph-rsid="0000752e" style:font-size-asian="12pt" style:font-weight-asian="normal" style:font-size-complex="12pt" style:font-weight-complex="normal"/>
    </style:style>
    <style:style style:name="P11" style:family="paragraph" style:parent-style-name="Text_20_body">
      <style:text-properties style:font-name="Andalus" fo:font-size="12pt" fo:font-weight="normal" officeooo:rsid="0000752e" officeooo:paragraph-rsid="00085c25" style:font-size-asian="12pt" style:font-weight-asian="normal" style:font-size-complex="12pt" style:font-weight-complex="normal"/>
    </style:style>
    <style:style style:name="P12" style:family="paragraph" style:parent-style-name="Text_20_body">
      <style:text-properties style:font-name="Andalus" fo:font-size="12pt" fo:font-weight="normal" officeooo:rsid="000055e4" officeooo:paragraph-rsid="000055e4" style:font-size-asian="12pt" style:font-weight-asian="normal" style:font-size-complex="12pt" style:font-weight-complex="normal"/>
    </style:style>
    <style:style style:name="P13" style:family="paragraph" style:parent-style-name="Text_20_body">
      <style:text-properties style:font-name="Andalus" fo:font-size="12pt" fo:font-weight="normal" officeooo:rsid="0005083f" officeooo:paragraph-rsid="0005083f" style:font-size-asian="12pt" style:font-weight-asian="normal" style:font-size-complex="12pt" style:font-weight-complex="normal"/>
    </style:style>
    <style:style style:name="P14" style:family="paragraph" style:parent-style-name="Heading_20_1">
      <style:text-properties fo:font-weight="normal" officeooo:rsid="0000752e" officeooo:paragraph-rsid="0000752e" style:font-weight-asian="normal" style:font-weight-complex="normal"/>
    </style:style>
    <style:style style:name="P15" style:family="paragraph" style:parent-style-name="Heading_20_1">
      <style:text-properties style:font-name="Andalus" fo:font-size="12pt" fo:font-weight="normal" officeooo:rsid="000055e4" officeooo:paragraph-rsid="000055e4" style:font-size-asian="12pt" style:font-weight-asian="normal" style:font-size-complex="12pt" style:font-weight-complex="normal"/>
    </style:style>
    <style:style style:name="P16" style:family="paragraph" style:parent-style-name="Heading_20_1">
      <style:text-properties style:font-name="Andalus" fo:font-size="12pt" fo:font-weight="normal" officeooo:rsid="0000752e" officeooo:paragraph-rsid="0000752e" style:font-size-asian="12pt" style:font-weight-asian="normal" style:font-size-complex="12pt" style:font-weight-complex="normal"/>
    </style:style>
    <style:style style:name="P17" style:family="paragraph" style:parent-style-name="Standard">
      <style:paragraph-properties fo:break-before="page"/>
      <style:text-properties style:font-name="Andalus" fo:font-size="12pt" fo:font-weight="normal" officeooo:rsid="0000752e" officeooo:paragraph-rsid="00052505" style:font-size-asian="12pt" style:font-weight-asian="normal" style:font-size-complex="12pt" style:font-weight-complex="normal"/>
    </style:style>
    <style:style style:name="P18" style:family="paragraph" style:parent-style-name="Heading_20_1">
      <style:paragraph-properties fo:break-before="page"/>
      <style:text-properties style:font-name="Andalus" fo:font-size="12pt" fo:font-weight="normal" officeooo:rsid="0000752e" officeooo:paragraph-rsid="0007097e" style:font-size-asian="12pt" style:font-weight-asian="normal" style:font-size-complex="12pt" style:font-weight-complex="normal"/>
    </style:style>
    <style:style style:name="P19" style:family="paragraph" style:parent-style-name="Heading_20_1">
      <style:paragraph-properties fo:break-before="page"/>
      <style:text-properties style:font-name="Andalus" fo:font-size="12pt" fo:font-weight="normal" officeooo:rsid="0005083f" officeooo:paragraph-rsid="0005083f" style:font-size-asian="12pt" style:font-weight-asian="normal" style:font-size-complex="12pt" style:font-weight-complex="normal"/>
    </style:style>
    <style:style style:name="T1" style:family="text">
      <style:text-properties style:font-name="Andalus" fo:font-size="12pt" style:font-size-asian="12pt" style:font-size-complex="12pt"/>
    </style:style>
    <style:style style:name="T2" style:family="text">
      <style:text-properties style:font-name="Andalus" fo:font-size="12pt" fo:font-weight="normal" style:font-size-asian="12pt" style:font-weight-asian="normal" style:font-size-complex="12pt" style:font-weight-complex="normal"/>
    </style:style>
    <style:style style:name="T3" style:family="text">
      <style:text-properties officeooo:rsid="0007097e"/>
    </style:style>
    <style:style style:name="T4" style:family="text">
      <style:text-properties officeooo:rsid="00085c25"/>
    </style:style>
    <style:style style:name="T5" style:family="text">
      <style:text-properties officeooo:rsid="000bd7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odoterrenos grandes </text:p>
      <text:p text:style-name="P2"/>
      <text:p text:style-name="P2">Los todoterrenos son coches robustos con tracción en las 4 ruedas y su mejor baza es que pueden moverse con facilidad por terrenos difíciles. Este tipo de vehículos pueden soportar mucha carga y admiten un elevado número de ocupantes. Algunos de estos coches son incluso familiares (cada vez se ven más este tipo de vehículos en las grandes ciudades). En general, son perfectos para hacer excusiones e ir en busca de aventuras. En este segmento también encontramos los 4x4 y las típicas rancheras diseñadas bajo el concepto pick up (la parte de atrás es descapotable, hecho que facilita la carga y descarga de materiales). </text:p>
      <text:p text:style-name="P2"/>
      <text:p text:style-name="P2"/>
      <text:p text:style-name="P6">Modelos</text:p>
      <text:p text:style-name="P7">Audi</text:p>
      <text:p text:style-name="P7">Audi es una empresa alemana fabricante de vehículos de alta gama, lujo y de competición con presencia global. Su sede central se encuentra en Ingolstadt, Baviera y forma parte desde 1965 del Grupo Volkswagen.</text:p>
      <text:p text:style-name="P7"/>
      <text:p text:style-name="P7">August Horch (1868-1951), uno de los pioneros de la industria automovilística alemana, fundó en Colonia (Alemania) la empresa de autos Horch en 1899, cuyo primer automóvil comenzó a circular por vías públicas en 1901. Después de algunas dificultades financieras y desavenencias internas, decidió abandonar la compañía para crear una nueva fábrica de automóviles. Así nació la empresa automovilística llamada «August Horch &amp; Cie. Motorwagenwerke AG» en Zwickau, el 16 de julio de 1909.2​ Como Horch perdió la disputa legal por el nombre de la compañía, que ya estaba registrado anteriormente, no pudo volver a utilizar su apellido y escogió el nombre «Audi», la traducción al latín del vocablo alemán «horch», que en español significa «oye» o «escucha».3 Por ello, meses después de su fundación cambió el nombre de la compañía a «Audi Automobilwerke». </text:p>
      <text:h text:style-name="P15" text:outline-level="1">Audi Q7</text:h>
      <text:p text:style-name="P8"><text:a xlink:type="simple" xlink:href="https://www.youtube.com/watch?v=3IJSXU9AGrY" text:style-name="Internet_20_link" text:visited-style-name="Visited_20_Internet_20_Link"><text:span text:style-name="T2">https://www.youtube.com/watch?v=3IJSXU9AGrY</text:span></text:a></text:p>
      <text:p text:style-name="P12">El Audi Q7 es un vehículo deportivo utilitario del segmento F producido por el fabricante de automóviles alemán Audi. Fue presentado en el Salón del Automóvil de Frankfurt de 2005, y su comercialización comenzó en marzo de 2006. Tiene motor delantero longitudinal, tracción a las cuatro ruedas y carrocería de cinco puertas. Sus principales rivales son el Bentley Bentayga, Maserati Levante, Mercedes-Benz Clase GLS, Porsche Cayenne, Volvo XC90 y Range Rover.</text:p>
      <text:p text:style-name="P12"><text:soft-page-break/>El modelo Q7 de la empresa alemana Audi, englobado en la categoría SUV, apareció por primera vez en 2005.</text:p>
      <text:p text:style-name="P9">Inspirándose en la idea original de Ferdinand Piëch, Audi fue el primer fabricante en incorporar tracción total a sus modelos, como pasó con el ya mítico Audi Quattro, uno de los clásicos de las competiciones más antiguas. Sin embargo, hasta la fecha Audi sólo incorporaba la tracción total a sus modelos de alta gama, aunque nunca se había probado en un modelo SUV. El Audi Q7 fue el primero de su gama en incorporar esta novedad en la tracción, que se apoyaba en todas las ruedas del automóvil. Visto el éxito que alcanzó este modelo, en noviembde de 2008 se decidió incorporarla también a una versión similar, aunque más pequeña, del BMW X3, llamado P5.</text:p>
      <text:p text:style-name="P9">En su diseño se utilizó también la experiencia adquirida en el segmento de otros SUV del grupo Volkswagen, como el Touareg o el Porsche Cayenne. El creador de su diseño, Walter da Silva, vio reconocido su éxito al ser nombrado director de diseño del Grupo Volkswagen.</text:p>
      <text:p text:style-name="P6"/>
      <text:p text:style-name="P6"/>
      <text:p text:style-name="P6">Audi Q7 4.2 FSI AUT. 6V</text:p>
      <text:p text:style-name="P6"/>
      <text:p text:style-name="P6"><text:s text:c="3"/></text:p>
      <text:p text:style-name="P6"/>
      <text:p text:style-name="P6">Información general</text:p>
      <text:p text:style-name="P6">Tipo de coche: <text:tab/>Monovolúmenes grandes</text:p>
      <text:p text:style-name="P6">Tracción: <text:tab/>Tracción en las 4 ruedas</text:p>
      <text:p text:style-name="P6">Tipo de cambio: <text:tab/>AS</text:p>
      <text:p text:style-name="P6">Tara nominal mínima:</text:p>
      <text:p text:style-name="P6">(peso del coche descargado)<text:tab/>2270 Kg</text:p>
      <text:p text:style-name="P6">Plazas máximas: <text:tab/>7 ocupantes</text:p>
      <text:p text:style-name="P6">Largo: <text:tab/>5086 mm</text:p>
      <text:p text:style-name="P6">Ancho: <text:tab/>2000 mm</text:p>
      <text:p text:style-name="P6">Alto: <text:tab/>1697 mm</text:p>
      <text:p text:style-name="P6">Motor</text:p>
      <text:p text:style-name="P6">Combustible: <text:tab/>Gasolina</text:p>
      <text:p text:style-name="P6">Cilindrada: <text:tab/>4163 cc</text:p>
      <text:p text:style-name="P6">Número de cilindros: <text:tab/>8</text:p>
      <text:p text:style-name="P6">Prestaciones</text:p>
      <text:p text:style-name="P6"><text:soft-page-break/>Caballos de potencia: <text:tab/>350 cv</text:p>
      <text:p text:style-name="P6">Potencia máxima: <text:tab/>257 kw</text:p>
      <text:p text:style-name="P6">Par máximo:</text:p>
      <text:p text:style-name="P6">(fuerza del motor)<text:tab/>440 NM</text:p>
      <text:p text:style-name="P6">Consumo</text:p>
      <text:p text:style-name="P6">Nivel de consumo: <text:tab/></text:p>
      <text:p text:style-name="P6">Consumo: <text:tab/>13,3 litros a los 100 km</text:p>
      <text:p text:style-name="P6">Emisiones de CO2: <text:tab/>317 g/km</text:p>
      <text:p text:style-name="P6"/>
      <text:h text:style-name="P19" text:outline-level="1">Porsche</text:h>
      <text:p text:style-name="P13">Dr. Ing. h.c. F. Porsche AG, normalmente abreviado como Porsche AG , es un fabricante de automóviles alemán especializado en automóviles deportivos lujosos, de alta gama, SUV y sedanes. Porsche AG es propiedad del Grupo Volkswagen,1​ que a su vez es propiedad mayoritaria de Porsche Automovil Holding SE. Fue fundada en Stuttgart en 1931 por Ferdinand Porsche y su hijo Ferdinand Anton Ernst Porsche. </text:p>
      <text:h text:style-name="P15" text:outline-level="1">Ferdinand Porsche</text:h>
      <text:h text:style-name="P15" text:outline-level="1">Nació en Maffersdorf (entonces en Austria, hoy en la República Checa), el 3 de septiembre de 1875 y fue el tercero de los 5 hijos de Anton Porsche, ingeniero y empresario. Desde adolescente se interesó por experimentar con la energía eléctrica. En 1893 entró a trabajar en Brown Boveri, Viena, una empresa del sector eléctrico. Demostró ser un gran profesional y ascendió rápidamente. Hacia 1898 pasó a formar parte de la división de automóviles de Jacob Hans Bonza Lohner, también en Viena. En la exposición universal de 1900, en París, se presentó el coche eléctrico Daimler-Porsche, propulsado por 4 motores eléctricos integrados en las ruedas del automóvil.</text:h>
      <text:h text:style-name="P15" text:outline-level="1">Ferdinand pilotó sus propios diseños en carreras a principio del s.XX obteniendo algunas victorias. En 1906 se convierte en director técnico de Austro-Daimler. Porsche ganó en 1910 la Prinz-Heinrich Fahrt con un Austro-Daimler, ocupando otro de sus coches la 2.ª plaza. Posteriormente es ascendido hasta director general. En 1922 el Sascha gana la famosa Targa Florio en su clase (motor de 4 cilindros y 1,1 litros)</text:h>
      <text:h text:style-name="P15" text:outline-level="1">En 1923 es contratado por Mercedes como director técnico. Allí se encarga de desarrollar los motores con compresor de la marca, ganando en 1924 la Targa Florio en la clasificación absoluta. Méritos que le hicieron ser nombrado doctor honoris causa en ingeniería por el Technische Hochschule de Stuttgart. Porsche dejó su impronta en Mercedes-Benz para toda la historia, ya que se encargó del diseño de los magníficos Mercedes-Benz S, SS y SSK. </text:h>
      <text:h text:style-name="P15" text:outline-level="1">Porsche Cayenne</text:h>
      <text:p text:style-name="P12"/>
      <text:p text:style-name="P8"><text:a xlink:type="simple" xlink:href="https://www.youtube.com/watch?v=fIHqkvYgi7E" text:style-name="Internet_20_link" text:visited-style-name="Visited_20_Internet_20_Link"><text:span text:style-name="T2">https://www.youtube.com/watch?v=fIHqkvYgi7E</text:span></text:a></text:p>
      <text:p text:style-name="P12"/>
      <text:p text:style-name="P12"><text:soft-page-break/>El Porsche Cayenne es el primer SUV del constructor alemán. Nacido en 2003 de una joint venture con Volkswagen, la elección inicial de Porsche fue la de equipar el automóvil con un motor de 4,5 litros, V8 cilindros y en dos versiones, la S y la Turbo. Más tarde se introdujo una versión nueva con un motor de 3.4 derivado de un modelo de Volkswagen que contaba con una potencia de 250 caballos. Además, existe una edición limitada, llamada Turbo S, equipada con un motor que alcanza los 521 caballos de potencia.</text:p>
      <text:p text:style-name="P9">Ya en 2009 se relanzó una nueva edición de la versión Turbo S. A pesar de la filosofía de deportivo extremo, el Cayenne es también un automóvil perfecto para la conducción en offroad o campo a través, gracias a su tracción extrema que le permite adherirse a cualquier superficie. A pesar de todo, algunos de los fans más incondicionales del constructor alemán criticaron el modelo Cayenne, al considerar que no se trataba de un coche deportivo tradicional, como los modelos anteriores de Porsche.</text:p>
      <text:p text:style-name="P9">Entre sus prestaciones cabe destacar que el Cayenne es capaz de ponerse de 0 a 100 km/h en tan sólo 4,7 segundos, hecho que lo convierte en uno de los coches más rápidos de su segmento.</text:p>
      <text:p text:style-name="P9">En 2007 y 2008 el Cayenne sufrió varios rediseños que actualizaron su línea.</text:p>
      <text:p text:style-name="P9">El Porsche Cayenne de segunda generación fue uno de los modelos más esperados, sobre todo por sus incondicionales. Y se podría decir que su nuevo look no defraudó. Una carrocería más ligera, la mejora de sus motores o unas líneas más deportivas son algunos de los elementos que caracterizan a este nuevo vehículo.</text:p>
      <text:p text:style-name="P9">A nivel de diseño, el capó es mucho más alargado que recuerda claramente a los Porsche de competición de los años sesenta. El perfil del coche está mucho más realzado y la parte trasera tiene el sello inconfundible de la marca Porsche.</text:p>
      <text:p text:style-name="P9">El Porsche Cayenne S Hybrid es uno de los modelos más destacados del fabricante de Stuttgart. Pues el motor de 8 cilindros que monta funciona como uno de 6 y por lo tanto necesita menos combustible.</text:p>
      <text:p text:style-name="P9">En su interior, el conductor podrá disfrutar de un gran confort y de la conducción tanto en carretera.</text:p>
      <text:p text:style-name="P3">Modelo</text:p>
      <text:p text:style-name="P3"/>
      <text:p text:style-name="P3"/>
      <text:p text:style-name="P3">Porsche Cayenne Cayenne V 6</text:p>
      <text:p text:style-name="P3"><text:soft-page-break/></text:p>
      <text:p text:style-name="P3"><text:s text:c="4"/></text:p>
      <text:p text:style-name="P3">Información general</text:p>
      <text:p text:style-name="P3">Tipo de coche: <text:tab/>Todoterrenos grandes</text:p>
      <text:p text:style-name="P3">Tracción: <text:tab/>Tracción en las 4 ruedas</text:p>
      <text:p text:style-name="P3">Tipo de cambio: <text:tab/>Automático</text:p>
      <text:p text:style-name="P3">Tara nominal mínima:</text:p>
      <text:p text:style-name="P3">(peso del coche descargado)<text:tab/>2160 Kg</text:p>
      <text:p text:style-name="P3">Plazas máximas: <text:tab/>5 ocupantes</text:p>
      <text:p text:style-name="P3">Largo: <text:tab/>4798 mm</text:p>
      <text:p text:style-name="P3">Ancho: <text:tab/>1928 mm</text:p>
      <text:p text:style-name="P3">Alto: <text:tab/>1699 mm</text:p>
      <text:p text:style-name="P3">Motor</text:p>
      <text:p text:style-name="P3">Combustible: <text:tab/>Gasolina</text:p>
      <text:p text:style-name="P3">Cilindrada: <text:tab/>3598 cc</text:p>
      <text:p text:style-name="P3">Número de cilindros: <text:tab/>6</text:p>
      <text:p text:style-name="P3">Prestaciones</text:p>
      <text:p text:style-name="P3">Caballos de potencia: <text:tab/>290 cv</text:p>
      <text:p text:style-name="P3">Potencia máxima: <text:tab/>213 kw</text:p>
      <text:p text:style-name="P3">Par máximo:</text:p>
      <text:p text:style-name="P3">(fuerza del motor)<text:tab/>385 NM</text:p>
      <text:p text:style-name="P3">Consumo</text:p>
      <text:p text:style-name="P3">Nivel de consumo: <text:tab/></text:p>
      <text:p text:style-name="P3">Consumo: <text:tab/>12,9 litros a los 100 km</text:p>
      <text:p text:style-name="P3">Emisiones de CO2: <text:tab/>310 g/km</text:p>
      <text:p text:style-name="P3"/>
      <text:p text:style-name="P3"/>
      <text:p text:style-name="P3"/>
      <text:p text:style-name="P3"/>
      <text:p text:style-name="P3"/>
      <text:p text:style-name="P3"/>
      <text:p text:style-name="P3"/>
      <text:p text:style-name="P3"/>
      <text:p text:style-name="P17">Land Rover</text:p>
      <text:p text:style-name="P5">Land Rover es un fabricante inglés de automóviles. Actualmente pertenece al grupo industrial y automovilístico indio Tata Motors.</text:p>
      <text:h text:style-name="P16" text:outline-level="1">En 1947 los hermanos Wilks, directivos de la fábrica inglesa de Rover, tuvieron la idea de producir un vehículo todo terreno para el público civil. Para ello, utilizando el robusto chasis de un Jeep Willys de la segunda guerra mundial, adaptaron de Rover, un motor de gasolina, una caja de cambios y el eje trasero y con todo ello realizaron un prototipo. Al principio el puesto de conducción iba al centro del asiento delantero, pensando en su uso en los diversos países con conducción a derechas o a izquierdas. La idea no prosperó. La carrocería del primer modelo era de líneas rectas construida con paneles de aluminio remachados para obviar la escasez de hierro de la época. Un grupo de tres sencillos asientos delanteros sobre un cajón metálico transversal junto a dos banquetas situadas en sentido longitudinal en la parte trasera permitían transportar nueve personas. El techo era de lona con un armazón metálico para sujetarla. Las puertas delanteras desmontables en su mitad superior disponían en su parte desmontable de cristales corredizos. Finalmente en 1948 fue presentado en el Salón de Ámsterdam y en 1949 se inicia la fabricación. </text:h>
      <text:p text:style-name="P5">Un marca que sin duda está ligada a los todoterreno. Desde el momento de su nacimiento, Land Rover se ha caracterizado por dotar a sus automóviles de una tracción total en sus vehículos. Estos automóviles aparecieron en 1948, tres años después de que terminase la II Guerra Mundial. Al principio, su uso estaba enfocado a servir como herramienta de trabajo gracias a su robustez y sencillez.</text:p>
      <text:p text:style-name="P5"/>
      <text:p text:style-name="P5">En los años 50 y 60 es cuando la marca empieza a hacerse fuerte gracias a la innovación y perfección de sus modelos. Una de las cosas que gustan más a los amantes de estos vehículos es el valor que transmite la empresa en cada uno de sus vehículos: el de libertad, aventura, pasión…</text:p>
      <text:p text:style-name="P5"/>
      <text:p text:style-name="P5">Nadie pone en duda que Land Rover es una marca potente dentro del mundo de la automoción, ya que está presente en más de 140 países. </text:p>
      <text:h text:style-name="P16" text:outline-level="1">Land Rover Discovery 3</text:h>
      <text:p text:style-name="P1"><text:a xlink:type="simple" xlink:href="https://www.youtube.com/watch?v=qPvib10kdEg" text:style-name="Internet_20_link" text:visited-style-name="Visited_20_Internet_20_Link"><text:span text:style-name="T1">https://www.youtube.com/watch?v=qPvib10kdEg</text:span></text:a></text:p>
      <text:p text:style-name="P3"/>
      <text:p text:style-name="P3">El 2 de abril de 2004, los propietarios de Ford Motor Company introdujeron el nuevo Discovery 3 (o LR3 en América del Norte) como modelo 2005.</text:p>
      <text:p text:style-name="P3"/>
      <text:p text:style-name="P3">A pesar de que Discovery Serie II era un vehículo popular y muy capaz, su chasis, suspensión y ejes habían cambiado un poco desde el lanzamiento del Discovery original en 1989. De hecho, ese <text:soft-page-break/>vehículo utilizaba en esencia las mismas bases que el Range Rover original, lanzado en 1970. Discovery II estaba empezando a perder ventas en favor de otros todoterrenos japoneses más sofisticados (como el Toyota Land Cruiser y Mitsubishi Pajero) y todoterrenos europeos más "deportivos" (como el BMW X5 y Mercedes-Benz Clase M). Se había planeado un vehículo de reemplazo durante años, pero el proyecto se retrasó muchas veces debido a la disolución del grupo Rover en 2000 y a la necesidad de reemplazar el Range Rover en 2001.</text:p>
      <text:p text:style-name="P3"/>
      <text:p text:style-name="P3">El Discovery 3 fue un diseño enteramente nuevo. Su estilo sigue siendo el del Land Rover tradicional, con la funcionalidad dictando la apariencia, con cantidad de líneas horizontales y verticales. Contiene las características clave del Discovery. Para América del Norte, se eligió el nombre LR3 debido a las asociaciones cualitativamente negativas que tenía el nombre Discovery.</text:p>
      <text:p text:style-name="P3"/>
      <text:p text:style-name="P3">Acerca de la construcción, Land Rover desarrolló un método nuevo el cual llamaron Integrated Body Frame (IBF). Los modelos Discovery anteriores habían usado un chasis tradicional y fuerte. Mientras que era resistente en el empleo fuera de carretera, estos eran pesados y duros de manejar en carretera.</text:p>
      <text:p text:style-name="P3"/>
      <text:p text:style-name="P3">Los vehículos monocasco son más rígidos, permitiendo un manejo mejorado a alta velocidad, pero que puede ser dañado por el estrés causado por el uso duro fuera de carretera. En el cuerpo IBF, el compartimento del pasajero y del motor está construido como monocasco, el cual contiene la caja de cambios y la suspensión. Combina las virtudes de los dos sistemas, pero hace del Discovery 3 un vehículo pesado para su tamaño, empeorando el rendimiento en carretera y la agilidad fuera de carretera, especialmente en suelo suave como la arena. Esta fue una de las razones por la que el nuevo Discovery llegó a ser el primer Land Rover que ofrecía un bloqueo de diferencial trasero.</text:p>
      <text:p text:style-name="P3"/>
      <text:p text:style-name="P3">Otro gran cambio fue el equipamiento de una suspensión independiente (Fully independent suspension FIS)- Como el Range Rover Serie III, este era un sistema de suspensión neumática, el cual permitía alterar la altura del vehículo simplemente inflando o desinflando las bolsas de aire. El vehículo puede ser elevado fuera de carretera para permitir una vista más despejada, pero disminuir su altura a altas velocidades para mejorar la conducción. FIS ha sido vista como inferior a anteriores sistemas de suspensión fuera de carretera debido a su tendencia de hacer que el vehículo toque tierra. Land Rover, para resolver este problema cuando fuera necesario, desarrolló la suspensión neumática cruzada en la que la suspensión emula la acción de su predecesora (lo que una cae, la otra se levanta). Es más, si el chasis del vehículo toca el suelo cuando la suspensión estaba en la altura para terrenos ásperos, el sistema detecta la reducción de carga y eleva el vehículo una pulgada extra. En Reino Unido y mercados europeos, se ofreció el modelo base con sistema de suspensión independiente <text:soft-page-break/>de muelles. Este modelo era único, teniendo sólo cinco asientos y siendo solamente disponible con motor diésel de 2.7 litros. Este modelo carecía del sistema Terrain Response (ver abajo).</text:p>
      <text:p text:style-name="P3"/>
      <text:p text:style-name="P3">Todo esto fue diseñado para hacer del nuevo vehículo, adecuado para el cambio del mercado de los 4x4. La habilidad fuera de carretera acabó siendo menos importante en comparación con el manejo en carretera. Land Rover estuvo determinado en que el Discovery 3 mantuviera la reputación de la rama como un vehículo de alto rendimiento fuera de carretera, mientras que también era bueno en carretera.</text:p>
      <text:p text:style-name="P3"/>
      <text:p text:style-name="P3">Mientras que el Discovery 3 no era tan bueno en competición, mejoró mucho sobre modelos anteriores y sus credenciales fuera de carretera permanecieron intactas.</text:p>
      <text:p text:style-name="P3"/>
      <text:p text:style-name="P3">Los motores utilizados en el Discovery 3 fueron tomados de la compañía hermana de Land Rover, Jaguar. 2.7 litros, 190 cv motor diésel V6 440Nm (se quiso que el TdV6 fuera el más vendido en Europa). Para el mercado británico, y como opción de alto rendimiento en cualquier otra parte, se eligió el motor V8 de 4.4 litros y 300 caballos (223 kW). En América del Norte y Australia estaba disponible el motor de Ford V6 de 4.0 litros y 216 caballos. Antes del lanzamiento, hubo rumores de que Land Rover introduciría la unidad diésel en el mercado americano, pero el uso de diésel con alto contenido en sulfuro, para el que los motores TdV6 no estaban diseñados hizo que ese rumor fuera improbable.</text:p>
      <text:p text:style-name="P3"/>
      <text:p text:style-name="P3">La caja de cambios en el Discovery 3 también era nueva. Para el motor diésel, el estándar era una caja de cambios manual de seis velocidades. De forma opcional, y como estándar en motores V8, estaba disponible una transmisión automática de seis velocidades. Ambos venían con una caja de transferencia de dos velocidades y tracción permanente a las cuatro ruedas. Un ordenador controla el bloqueo progresivo del diferencial central, asegurando la tracción en momentos delicados. Disponía de un diferencial similar en el eje trasero para tracción de ayuda.</text:p>
      <text:p text:style-name="P3"/>
      <text:p text:style-name="P3">El Discovery 3 estaba equipado con sistemas electrónicos de ayuda al conductor. Control de descenso (HDC) prevenía que el vehículo 'resbalara' cuando se descienden gradientes y el control electrónico de tracción a las cuatro ruedas (4ETC) prevenía que la rueda girara en condiciones de baja tracción. También incorporaba control de estabilidad y control de tracción.</text:p>
      <text:p text:style-name="P3"/>
      <text:p text:style-name="P3">Probablemente, la característica más grande del nuevo vehículo fue el innovador sistema 'Terrain Response' (este sistema ganó un 'Popular Science Award' en 2005). Previamente, la conducción fuera de carretera era una habilidad que muchos conductores encontraban desalentadora. Se necesitaba un conocimiento profundo del vehículo para ser capaz de seleccionar la marcha adecuada, ratio de <text:soft-page-break/>transferencia, varios sistemas de diferenciales y varias técnicas maestras para atravesar colinas, agua profunda y otros terrenos difíciles. 'Terrain Response' trato de facilitar tanto como fue posible estas dificultades. El conductor seleccionaba un tipo de terreno en un dial en la cabina del vehículo (las opciones son "Arena", "Hielo/Hierba/Nieve", "Barro/Surcos" y "Rocas"). El ordenador de a bordo selecciona la configuración correcta de la caja de cambios, ajuste de la altura de suspensión, ajuste del bloqueo de diferencial e incluso alterar la respuesta del motor de acuerdo con el terreno. Por ejemplo, en "Rocas", la suspensión es elevada a la máxima altura, los diferenciales se bloquean, y la respuesta del regulador se altera para proporcionar control a baja velocidad. En modo "Arena", el sistema de control de tracción es primordial para ser más sensible a los derrapes, los bloqueos de diferencial están parcialmente bloqueados y el regulador de respuesta es remapeado para producir salidas más potentes con un pequeño movimiento de pedal. El conductor mantiene un control manual sobre los sistemas fuera de carretera, siendo capaz de seleccionar el ratio de la caja de transferencias, la altura de la suspensión manualmente, aunque el uso del sistema Terrain Response es necesario para permitir el uso completo de las capacidades del vehículo.</text:p>
      <text:p text:style-name="P3"/>
      <text:p text:style-name="P3">Además de los nuevos sistemas mecánicos y electrónicos, el Discovery 3 introdujo muchos más diseños avanzados y modernos para el interior y el exterior del vehículo. La apariencia del Discovery original de 1989 estaba determinada por fondos limitados y el consecuente uso de componentes de la primera generación de Range Rover. Esto continuó influyendo a la Serie II. El Discovery 3 era capaz de tener un estilo fresco y minimalista. El interior mejoró notablemente, con siete asientos flexibles. Al contrario que en los modelos más viejos, los adultos podían usar los siete asientos. Los pasajeros de la fila de asientos trasera entraban por las puertas laterales traseras en vez del portón trasero de los modelos anteriores. El conductor se beneficiaba de un moderno DVD y sistema de navegación. Este sistema era único para Land Rover porque, además de la típica navegación en carretera, incluía navegación fuera de carretera e información del modo de tracción a las 4 ruedas. En ese modo, la pantalla mostraba un esquema del vehículo, indicando la cantidad de suspensión, movimiento, ángulo de las ruedas frontales, estado de los diferenciales de bloqueo e iconos indicando el modo en el que estaba configurado Terrain Response, y qué marcha estaba seleccionada en las versiones automáticas.</text:p>
      <text:p text:style-name="P3"/>
      <text:p text:style-name="P3">El vehículo fue bien recibido por la prensa en su lanzamiento, con el sistema Terrain Response, mejora en carretera y un diseño de interior inteligente. Otros indicaron que el motor diésel seguía sin ofrecer suficiente potencia en competición (especialmente dado el peso del vehículo), pero sobre todo el vehículo logró una puntuación alta. Un punto a favor en el lanzamiento del Discovery vino cuando Jeremy Clarkson del programa de motor Top Gear de la BBC condujo uno a la cima de Cnoc an Fhreiceadain, en Escocia a donde ningún otro vehículo había llegado. Richard Hammond, también de Top Gear lo alabó como "El mejor 4x4 de todos los tiempos".</text:p>
      <text:p text:style-name="P3"><text:soft-page-break/></text:p>
      <text:p text:style-name="P3">En Australia, el vehículo recibió el premio "4WD of the Year" por virtualmente toda la prensa 4WD, impresionando a menudo a periodistas conservadores. Se aclamó por primera vez que la electrónica realmente mejora la seguridad de los sistemas mecánicos.</text:p>
      <text:p text:style-name="P3"/>
      <text:p text:style-name="P3">Entre los conductores de fuera de carretera y la comunidad entusiasta de Land Rover, el nuevo Discovery ganó aceptación gradualmente. Dadas las mejoras cualitativas del vehículo en carretera, muchos estaban preocupados de que las habilidades del vehículo fuera de carretera estuvieran comprometidas, y otros expresaron dudas acerca de confiar en sistemas electrónicos en condiciones extremas. Sin embargo, en 2006, dos años después del lanzamiento del vehículo, las habilidades y la confiabilidad han sido probadas tanto por la prensa como por propietarios privados. Land Rover y muchas otras compañías han desarrollado equipamiento para fuera de carretera para optimizar el uso del Discovery.</text:p>
      <text:p text:style-name="P3"/>
      <text:p text:style-name="P3">Land Rover Discovery 3 TDV6 2.7 Automatico</text:p>
      <text:p text:style-name="P3"/>
      <text:p text:style-name="P3"/>
      <text:p text:style-name="P3"/>
      <text:p text:style-name="P3">Información general</text:p>
      <text:p text:style-name="P3">Tipo de coche: <text:tab/><text:tab/>Todoterrenos grandes</text:p>
      <text:p text:style-name="P3">Tracción: <text:tab/><text:tab/><text:tab/>Tracción en las 4 ruedas</text:p>
      <text:p text:style-name="P3">Tipo de cambio: <text:tab/><text:tab/>Automático</text:p>
      <text:p text:style-name="P3">Tara nominal mínima:</text:p>
      <text:p text:style-name="P3">(peso del coche descargado)<text:tab/>2429 Kg</text:p>
      <text:p text:style-name="P3">Plazas máximas: <text:tab/><text:tab/>7 ocupantes</text:p>
      <text:p text:style-name="P3">Largo: <text:tab/><text:tab/><text:tab/><text:tab/>4835 mm</text:p>
      <text:p text:style-name="P3">Ancho: <text:tab/><text:tab/><text:tab/>1915 mm</text:p>
      <text:p text:style-name="P3">Alto: <text:tab/><text:tab/><text:tab/><text:tab/>1882 mm</text:p>
      <text:p text:style-name="P3">Motor</text:p>
      <text:p text:style-name="P3">Combustible: <text:tab/><text:tab/><text:tab/>Diésel</text:p>
      <text:p text:style-name="P3">Cilindrada: <text:tab/><text:tab/><text:tab/>2720 cc</text:p>
      <text:p text:style-name="P3">Número de cilindros: <text:tab/><text:tab/>6</text:p>
      <text:p text:style-name="P3">Prestaciones</text:p>
      <text:p text:style-name="P3">Caballos de potencia: <text:tab/><text:tab/>190,4 cv</text:p>
      <text:p text:style-name="P3">Potencia máxima: <text:tab/><text:tab/>140 kw</text:p>
      <text:p text:style-name="P3">Par máximo:</text:p>
      <text:p text:style-name="P3">(fuerza del motor)<text:tab/><text:tab/>440 NM</text:p>
      <text:p text:style-name="P3"><text:soft-page-break/>Consumo</text:p>
      <text:p text:style-name="P3">Nivel de consumo: <text:tab/></text:p>
      <text:p text:style-name="P3">Consumo: <text:tab/><text:tab/><text:tab/>10,2 litros a los 100 km</text:p>
      <text:p text:style-name="P3">Emisiones de CO2: <text:tab/><text:tab/>270 g/km</text:p>
      <text:p text:style-name="P3"/>
      <text:p text:style-name="P3"/>
      <text:p text:style-name="P3"/>
      <text:p text:style-name="P3"/>
      <text:p text:style-name="P3"/>
      <text:p text:style-name="P3"/>
      <text:p text:style-name="P3"/>
      <text:h text:style-name="P18" text:outline-level="1">Jeep</text:h>
      <text:p text:style-name="P11">Jeep es una marca de automóviles todoterreno creada por la compañía Willys-Overland en 1941, y que hoy día es una división de FCA US LLC, una subsidiaria del grupo automovilístico Fiat Chrysler Automobiles. </text:p>
      <text:p text:style-name="P11">La historia de Jeep comienza oficialmente en 1941 cuando Ford y Willys-Overland comenzaron a fabricar vehículos Jeep en sus fábricas de Ohio, Estados Unidos Pero fue en 1938 cuando se planeó cómo iba a ser el Jeep. En 1940 el Ejército de los Estados Unidos pidió a los fabricantes de vehículos estadounidenses que presentaran ofertas para un vehículo pequeño, con tracción a las cuatro ruedas que pudiera servir para diferentes tareas y misiones, con sobresalientes capacidades de desempeño, estabilidad, autonomía, confiabilidad y mantenimiento. Esta solicitud se hizo más urgente cuando las fuerzas del Eje comenzaron a obtener victorias en Europa y África del Norte, por lo cual el ejército norteamericano aceptaría solo propuestas que pudieran cumplirse en un lapso de 49 días.3​</text:p>
      <text:p text:style-name="P11">Las especificaciones originales del gobierno norteamericano fueron las siguientes: peso máximo de 1310 libras (594,20 kg), tracción en las cuatro ruedas, una distancia entre ejes inferior a 2032 mm, y una distancia entre ruedas menor que 1193 mm; la distancia mínima al suelo debía ser de 158 mm y debería ser lo suficientemente capaz como para transportar 605 lb (274,42 kg) de peso y sin recalentar el motor al marchar a bajas velocidades.</text:p>
      <text:p text:style-name="P11">Las dos compañías que cumplieron la solicitud fueron la American Bantam Car Company y Willys-Overland.</text:p>
      <text:p text:style-name="P11">Bantam encargó al ingeniero Karl Probst el diseño del nuevo vehículo que se convertiría luego en el mítico Jeep. Probst comenzó a trabajar el 17 de julio de 1940 y completó los planos originales en apenas dos días. Bantam entregó al ejército el sobre con los diseños del vehículo el 22 de julio; curiosamente Bantam afirmaba que el vehículo cumplía con las especificaciones requeridas aunque en realidad excedía el peso límite.</text:p>
      <text:p text:style-name="P11">Bantam terminó su primer prototipo hecho a mano el 21 de septiembre de 1940, cumpliendo con el plazo de 49 días. El ejército sometió al vehículo a varias pruebas en trayectos que totalizaron más de 5500 km, de los cuales apenas 400 eran asfaltados. Concluyeron que el vehículo mostraba una gran potencia y cumplía con los requerimientos del Ejército de los Estados Unidos.</text:p>
      <text:p text:style-name="P11"><text:soft-page-break/>Delmar "Barney" Roos, propietario de Willys-Overland, añadió un comentario positivo a la rechazada oferta de Willys diciendo «es imposible que ningún vehículo sea fuerte con un peso de 1300 libras». Explicó esto al mayor H. J. Lawes, el oficial encargado de las compras y contratos del campamento Holabird y sugirió que Willys-Overland construyera su propio modelo piloto para probarlo. También ayudó que el ejército dejó a Ford y Willys «inspeccionar» el modelo de Bantam, mejorando las dos marcas sus modelos, que se acabaron pareciendo sospechosamente al prototipo de Bantam.</text:p>
      <text:p text:style-name="P11">Debido a las limitaciones técnicas y financieras de Bantam, el Ejército entregó a Willys-Overland y a la compañía Ford los planos originales de Bantam, con el fin de que presentaran sus propios prototipos. Willys presentó el "Quad", y Ford presentó el "Pygmy", incorporando modificaciones al diseño original de Bantam cuyo peso finalmente fue de 2030 libras (1044,09 kg). El Willys Quad excedía demasiado el peso inicial especificado debido a que llevaba un mejor motor que luego se conocería como el célebre Go Devil. Esto resultó ventajoso para Willys ya que el límite de peso permitido fue incrementado a 2160 lb (979,75 kg), con lo cual el Quad fue el único prototipo en complacer enteramente los requerimientos del ejército: sus aplastantes 105 lb/pie de par motor excedían el par motor solicitado y era muy superior a las 83 lb/pie de par motor ofrecidas por Bantam y las 85 lb/pie de par motor del prototipo de Ford.</text:p>
      <text:p text:style-name="P11">Teniendo los prototipos de las tres empresas, el ejército hizo un pedido de 4500 vehículos, 1500 a cada una de ellas, para probarlos en el terreno. El equipo de Roos comenzó a trabajar para aligerar el Quad. Lo desmontó por completo y analizó cada una de las piezas para ver si existía la posibilidad de utilizar un material más ligero en alguna de ellas. Cuando acabaron, el Jeep solo sobrepasaba en 7 onzas el peso requerido.</text:p>
      <text:p text:style-name="P11">La entrega de los 4500 vehículos comenzó en junio de 1941 y el ejército decidió que había que elegir un diseño igual para todos. Finalmente se eligió el diseño de Willys (motor Go-devil con soluciones mecánicas Bantam) con algunas modificaciones que incorporaban características de Ford y de Bantam. En julio de 1941, Willys obtuvo un contrato para 16 000 vehículos. Ese mismo año, el Cuerpo de Intendencia del ejército ordenó a Willys-Overland que pasara sus diseños a Ford para aumentar la producción.</text:p>
      <text:p text:style-name="P11">Durante la Segunda Guerra Mundial, Willys-Overland y Ford fabricaron 600 000 Jeeps, Willys produjo más de 368 000 y la pequeña Bantam solo 2675, la mayoría de los cuales se cedieron a Gra</text:p>
      <text:p text:style-name="P11"><text:soft-page-break/><text:span text:style-name="T4">n </text:span>Bretaña y a la Unión Soviética a consecuencia de la Ley de Préstamo y Arriendo (la producción de Bantam cesó justo antes del ataque japonés a Pearl Harbor).</text:p>
      <text:h text:style-name="P16" text:outline-level="1">Cuando se creó el primer Jeep no existía lo que hoy se conoce como segmento 4x4 en el ámbito de los utilitarios. Los principales clientes del Jeep fueron las Fuerzas Aliadas que trataban de imponer la paz en un mundo destrozado por las batallas de la Segunda Guerra Mundial. Se concibió como el sustituto de la motocicleta utilizada para llevar mensajes entre las diferentes unidades del ejército estadounidense, no obstante, solo unos pocos de los primeros vehículos Jeep fabricados hasta 1945 se quedaron en Estados Unidos. En lugar de eso, cientos de miles de estos vehículos se enviaron a Europa, África y al Pacífico. </text:h>
      <text:p text:style-name="P10"/>
      <text:h text:style-name="P16" text:outline-level="1">Jeep Commande<text:span text:style-name="T3">r</text:span></text:h>
      <text:h text:style-name="P14" text:outline-level="1"><text:a xlink:type="simple" xlink:href="https://www.youtube.com/watch?v=CaN0_H1204E" text:style-name="Internet_20_link" text:visited-style-name="Visited_20_Internet_20_Link"><text:span text:style-name="T1">https://www.youtube.com/watch?v=CaN0_H1204E</text:span></text:a></text:h>
      <text:p text:style-name="P10"/>
      <text:p text:style-name="P10">La Jeep Commander fue una camioneta deportivo utilitaria fabricada por Jeep, marca parte del grupo Chrysler Group LLC, entre el 2006 y el 2010. Su estilo recordaba a a los clásicos todoterreno Jeep, incluyendo al anterior modelo de la Jeep Cherokee. Era derivada de la Jeep Grand Cherokee, con espacio para 7 pasajeros en 3 filas de asientos y equipamiento de casi lujo. Se fabricaba con varias opciones de motor transmisión y tracción 4x2 o 4x4 con certificación trail rated. Carrocería autoportante con sub-bastidor. Medidas: Largo / ancho / alto (m): 4.79 x 1.90 x 1.83. </text:p>
      <text:p text:style-name="P3"/>
      <text:p text:style-name="P3"/>
      <text:p text:style-name="P4">Jeep Commander 5.7 V8 Hemi</text:p>
      <text:p text:style-name="P3"/>
      <text:p text:style-name="P3">Información general</text:p>
      <text:p text:style-name="P3">Tipo de coche: <text:tab/>Todoterrenos grandes</text:p>
      <text:p text:style-name="P3">Tracción: <text:tab/>Tracción en las 4 ruedas</text:p>
      <text:p text:style-name="P3">Tipo de cambio: <text:tab/>AS</text:p>
      <text:p text:style-name="P3">Tara nominal mínima:</text:p>
      <text:p text:style-name="P3">(peso del coche descargado)<text:tab/>2350 Kg</text:p>
      <text:p text:style-name="P3">Plazas máximas: <text:tab/>5 ocupantes</text:p>
      <text:p text:style-name="P3"><text:soft-page-break/>Largo: <text:tab/>4787 mm</text:p>
      <text:p text:style-name="P3">Ancho: <text:tab/>1899 mm</text:p>
      <text:p text:style-name="P3">Alto: <text:tab/>1826 mm</text:p>
      <text:p text:style-name="P3">Motor</text:p>
      <text:p text:style-name="P3">Combustible: <text:tab/>Gasolina</text:p>
      <text:p text:style-name="P3">Cilindrada: <text:tab/>5654 cc</text:p>
      <text:p text:style-name="P3">Número de cilindros: <text:tab/>8</text:p>
      <text:p text:style-name="P3">Prestaciones</text:p>
      <text:p text:style-name="P3">Caballos de potencia: <text:tab/>326 cv</text:p>
      <text:p text:style-name="P3">Potencia máxima: <text:tab/>240 kw</text:p>
      <text:p text:style-name="P3">Par máximo:</text:p>
      <text:p text:style-name="P3">(fuerza del motor)<text:tab/>500 NM</text:p>
      <text:p text:style-name="P3">Consumo</text:p>
      <text:p text:style-name="P3">Nivel de consumo: <text:tab/></text:p>
      <text:p text:style-name="P3">Consumo: <text:tab/>15,9 litros a los 100 km</text:p>
      <text:p text:style-name="P3">Emisiones de CO2: <text:tab/>377 g/k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ndalus" svg:font-family="Andalu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3.2$Windows_X86_64 LibreOffice_project/92a7159f7e4af62137622921e809f8546db437e5</meta:generator>
    <dc:date>2018-12-23T15:55:24.756000000</dc:date>
    <meta:editing-duration>PT3H57M59S</meta:editing-duration>
    <meta:editing-cycles>5</meta:editing-cycles>
    <meta:document-statistic meta:table-count="0" meta:image-count="0" meta:object-count="0" meta:page-count="16" meta:paragraph-count="168" meta:word-count="4531" meta:character-count="28344" meta:non-whitespace-character-count="23340"/>
  </office:meta>
</office:document-meta>
</file>